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7.0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1pt" fo:language="none" fo:country="none" fo:text-shadow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1pt" fo:language="none" fo:country="none" fo:text-shadow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11pt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font-name="Arial" fo:font-size="11pt" style:font-name-asian="Times New Roman" style:font-size-asian="12pt" style:language-asian="es" style:country-asian="ES" style:font-name-complex="Arial" style:font-size-complex="11pt" style:language-complex="ar" style:country-complex="SA"/>
    </style:style>
    <style:style style:name="T1" style:family="text">
      <style:text-properties style:font-name="Arial" fo:font-size="11pt" style:text-underline-style="solid" style:text-underline-width="auto" style:text-underline-color="font-color" style:text-position="sub 58%" style:font-name-complex="Arial" style:font-size-complex="11pt"/>
    </style:style>
    <style:style style:name="T2" style:family="text">
      <style:text-properties style:font-name="Arial" fo:font-size="11pt" style:text-underline-style="solid" style:text-underline-width="auto" style:text-underline-color="font-color" style:text-position="sub 58%" style:font-name-complex="Arial" style:font-size-complex="11pt" fo:font-style="italic" style:font-style-complex="italic"/>
    </style:style>
    <style:style style:name="T3" style:family="text">
      <style:text-properties style:font-name="Arial" fo:font-size="11pt" style:text-position="sub 58%" style:font-name-complex="Arial" style:font-size-complex="11pt"/>
    </style:style>
    <style:style style:name="T4" style:family="text">
      <style:text-properties style:font-name="Arial" fo:font-size="11pt" style:text-position="sub 58%" style:font-name-complex="Arial" style:font-size-complex="11pt" fo:font-style="italic" style:font-style-complex="italic"/>
    </style:style>
    <style:style style:name="T5" style:family="text">
      <style:text-properties style:font-name="Arial" fo:font-size="11pt" style:text-position="sub 58%" style:font-name-complex="Arial" style:font-size-complex="11pt" fo:font-weight="bold" style:font-weight-complex="bold"/>
    </style:style>
    <style:style style:name="T6" style:family="text">
      <style:text-properties style:font-name="Arial" fo:font-size="11pt" fo:font-weight="normal" style:text-underline-style="solid" style:text-underline-width="auto" style:text-underline-color="font-color" style:text-line-through-type="none" fo:font-style="italic" style:text-outline="false" fo:text-shadow="none" style:text-position="sub 58%" style:text-line-through-mode="continuous" fo:language="none" fo:country="none" style:language-asian="none" style:country-asian="none" style:language-complex="none" style:country-complex="none" style:font-name-asian="Segoe UI" style:font-name-complex="Arial" style:font-size-asian="6.80000019073486pt" style:font-size-complex="11pt" style:font-weight-asian="normal" style:font-weight-complex="normal" style:font-style-asian="normal" style:font-style-complex="italic" style:text-emphasize="none" style:font-relief="none" style:text-overline-style="none" style:text-overline-color="font-color"/>
    </style:style>
    <style:style style:name="T7" style:family="text">
      <style:text-properties style:font-name="Arial" fo:font-size="11pt" fo:font-weight="normal" style:text-line-through-type="none" style:text-outline="false" fo:text-shadow="none" style:text-position="sub 58%" style:text-line-through-mode="continuous" fo:language="none" fo:country="none" style:language-asian="none" style:country-asian="none" style:language-complex="none" style:country-complex="none" style:font-name-asian="Segoe UI" style:font-name-complex="Arial" style:font-size-asian="6.80000019073486pt" style:font-size-complex="11pt" style:font-weight-asian="normal" style:font-weight-complex="normal" style:font-style-asian="normal" style:text-emphasize="none" style:font-relief="none" style:text-overline-style="none" style:text-overline-color="font-color" style:text-underline-style="none" style:text-underline-color="font-color" fo:font-style="normal" style:font-style-complex="normal"/>
    </style:style>
    <style:style style:name="T8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sub 58%" style:text-line-through-mode="continuous" fo:language="none" fo:country="none" style:language-asian="none" style:country-asian="none" style:language-complex="none" style:country-complex="none" style:font-name-asian="Segoe UI" style:font-name-complex="Arial" style:font-size-asian="6.80000019073486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1pt" fo:font-weight="normal" style:text-underline-style="none" style:text-underline-color="font-color" style:text-line-through-type="none" style:text-outline="false" fo:text-shadow="none" style:text-position="sub 58%" style:text-line-through-mode="continuous" fo:language="none" fo:country="none" style:language-asian="none" style:country-asian="none" style:language-complex="none" style:country-complex="none" style:font-name-asian="Segoe UI" style:font-name-complex="Arial" style:font-size-asian="6.80000019073486pt" style:font-size-complex="11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10" style:family="text">
      <style:text-properties style:font-name="Arial" fo:font-size="11pt" fo:font-weight="normal" style:text-underline-style="none" style:text-underline-color="font-color" style:text-line-through-type="none" style:text-outline="false" fo:text-shadow="none" style:text-position="sub 58%" style:text-line-through-mode="continuous" fo:language="none" fo:country="none" style:language-asian="none" style:country-asian="none" style:language-complex="none" style:country-complex="none" style:font-name-asian="Segoe UI" style:font-name-complex="Arial" style:font-size-asian="6.80000019073486pt" style:font-size-complex="11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11" style:family="text">
      <style:text-properties style:use-window-font-color="true" style:text-underline-style="solid" style:text-underline-width="auto" style:text-underline-color="font-color" style:letter-kerning="false" fo:language="es" fo:country="ES" style:text-position="sub 58%" style:language-asian="es" style:country-asian="ES" style:language-complex="ar" style:country-complex="SA"/>
    </style:style>
    <style:style style:name="T12" style:family="text">
      <style:text-properties style:use-window-font-color="true" style:text-underline-style="solid" style:text-underline-width="auto" style:text-underline-color="font-color" style:letter-kerning="false" fo:language="es" fo:country="ES" style:text-position="sub 58%" style:language-asian="es" style:country-asian="ES" style:language-complex="ar" style:country-complex="SA" fo:font-style="italic" style:font-style-complex="italic"/>
    </style:style>
    <style:style style:name="T13" style:family="text">
      <style:text-properties style:use-window-font-color="true" style:letter-kerning="false" fo:language="es" fo:country="ES" style:text-position="sub 58%" style:language-asian="es" style:country-asian="ES" style:language-complex="ar" style:country-complex="SA"/>
    </style:style>
    <style:style style:name="T14" style:family="text">
      <style:text-properties style:use-window-font-color="true" style:letter-kerning="false" fo:language="es" fo:country="ES" style:text-position="sub 58%" style:language-asian="es" style:country-asian="ES" style:language-complex="ar" style:country-complex="SA" fo:font-style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enunciado</text:p>
          </table:table-cell>
          <table:table-cell office:value-type="string" calcext:value-type="string">
            <text:p>valor </text:p>
          </table:table-cell>
          <table:table-cell office:value-type="string" calcext:value-type="string">
            <text:p>nota M </text:p>
          </table:table-cell>
          <table:table-cell office:value-type="string" calcext:value-type="string">
            <text:p>nota 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lase </text:span><text:span text:style-name="T2">constants.LibroConstants</text:span><text:span text:style-name="T3">: define los valores a asignar a las constantes situadas entre las etiquetas </text:span><text:span text:style-name="T4">TODO</text:span><text:span text:style-name="T3">. </text:span><text:span text:style-name="T4">(0.25p)</text:span>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Clase </text:span><text:span text:style-name="T2">db.connection.MySQLConnection</text:span><text:span text:style-name="T3">: modifica el código situado entre las etiquetas </text:span><text:span text:style-name="T4">TODO</text:span><text:span text:style-name="T3"> de manera que el programa pueda conectarse a la base de datos.</text:span><text:span text:style-name="T4"> (0.25p)</text:span></text:p>
          </table:table-cell>
          <table:table-cell table:number-columns-repeated="3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Clase </text:span><text:span text:style-name="T2">db.dao.LibroDAO</text:span><text:span text:style-name="T3">: modifica o reescribe el código entre las etiquetas </text:span><text:span text:style-name="T4">TODO</text:span><text:span text:style-name="T3"> del método </text:span><text:span text:style-name="T4">actualizar</text:span><text:span text:style-name="T3"> de manera que </text:span><text:span text:style-name="T5">no se puedan producir inyecciones de SQL </text:span><text:span text:style-name="T3">(según lo visto en el tema).</text:span><text:span text:style-name="T4"> (1.5p)</text:span>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pan text:style-name="T1">Clase </text:span><text:span text:style-name="T2">db.dao.LibroDAO</text:span><text:span text:style-name="T3">: modifica o reescribe el código entre las etiquetas </text:span><text:span text:style-name="T4">TODO</text:span><text:span text:style-name="T3"> del método </text:span><text:span text:style-name="T4">actualizar</text:span><text:span text:style-name="T3"> de manera que </text:span><text:span text:style-name="T5">no se puedan producir inyecciones de SQL </text:span><text:span text:style-name="T3">(según lo visto en el tema).</text:span><text:span text:style-name="T4"> (1.5p)</text:span>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Clase </text:span><text:span text:style-name="T2">db.dao.LibroDAO</text:span><text:span text:style-name="T3">: completa el método </text:span><text:span text:style-name="T4">obtenerPorAutor</text:span><text:span text:style-name="T3">. El método debe buscar en la base de datos coincidencias parciales o totales en la columna </text:span><text:span text:style-name="T4">autor</text:span><text:span text:style-name="T3"> con el texto proporcionado como parámetro de entrada. Devuelve una lista de </text:span><text:span text:style-name="T4">Libro</text:span><text:span text:style-name="T3"> (que estará vacía si no hay coincidencias). Deberás usar </text:span><text:span text:style-name="T4">PreparedStatement</text:span><text:span text:style-name="T3"> de manera obligatoria, si no lo usas no se tomará en cuenta lo escrito.</text:span><text:span text:style-name="T4"> (1.5p)</text:span></text:p>
          </table:table-cell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6">Ampliación</text:span><text:span text:style-name="T7">: una vez el método funcione (y hayas completado el resto del examen), </text:span></text:p>
            <text:p><text:span text:style-name="T8">intenta ampliarlo de manera que, si el parámetro de entrada es </text:span><text:span text:style-name="T9">null</text:span><text:span text:style-name="T10">, devuelva aquellos libros cuyo autor sea </text:span><text:span text:style-name="T9">null</text:span><text:span text:style-name="T10">.</text:span></text:p>
            <text:p><text:span text:style-name="T8"> Esto te va a exigir hacer dos consultas diferenciadas y gestionarlas.</text:span><text:span text:style-name="T9"> (0.5p)</text:span>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Clase</text:span><text:span text:style-name="T2">db.service.LibroService</text:span><text:span text:style-name="T3">: modifica o reescribe el código entre las etiquetas </text:span><text:span text:style-name="T4">TODO</text:span><text:span text:style-name="T3"> del método </text:span><text:span text:style-name="T4">actualizar </text:span><text:span text:style-name="T3">para que las operaciones de actualización de registros se hagan mediante transacciones.</text:span><text:span text:style-name="T4"> (1.5p)</text:span>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Clase </text:span><text:span text:style-name="T2">db.service.LibroService</text:span><text:span text:style-name="T3">: escribe un método de servicio que valide y haga uso del método DAO </text:span><text:span text:style-name="T4">obtenerPorAutor</text:span><text:span text:style-name="T3">. Devolverá una lista de </text:span><text:span text:style-name="T4">Libro</text:span><text:span text:style-name="T3"> con las coincidencias de la búsqueda o una lista vacía si no ha habido ninguna.</text:span><text:span text:style-name="T4"> (1.5p)</text:span>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Clase</text:span><text:span text:style-name="T2">db.service.LibroService</text:span><text:span text:style-name="T3">:completaelmétodo </text:span><text:span text:style-name="T4">comprobarLibro.</text:span><text:span text:style-name="T3"> Deberás escribir entre las etiquetas </text:span><text:span text:style-name="T4">TODO</text:span><text:span text:style-name="T3"> el código que haga la validación para el atributo </text:span><text:span text:style-name="T4">titulo</text:span><text:span text:style-name="T3">. Además de las restricciones que nos ponga la propia base de datos, no admitiremos valores en blanco o vacíos. Si la longitud es mayor de la que permite la base de datos haremos uso de los métodos auxiliares de la clase </text:span><text:span text:style-name="T4">utils.GeneralUtils</text:span><text:span text:style-name="T3">  para recortar la longitud.</text:span><text:span text:style-name="T4"> (0.75p)</text:span></text:p>
          </table:table-cell>
          <table:table-cell office:value-type="float" office:value="0.75" calcext:value-type="float">
            <text:p>0,75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Clase </text:span><text:span text:style-name="T2">db.service.LibroService</text:span><text:span text:style-name="T3">: completa el método </text:span><text:span text:style-name="T4">comprobarLibro.</text:span><text:span text:style-name="T3"> Deberás escribir entre las etiquetas </text:span><text:span text:style-name="T4">TODO</text:span><text:span text:style-name="T3"> el código que haga la validación para el atributo </text:span><text:span text:style-name="T4">autor</text:span><text:span text:style-name="T3">. Si la longitud es mayor de la que permite la base de datos haremos uso de los métodos auxiliares de la clase </text:span><text:span text:style-name="T4">utils.GeneralUtils</text:span><text:span text:style-name="T3">  para recortar la longitud.</text:span><text:span text:style-name="T4"> (0.75p)</text:span></text:p>
          </table:table-cell>
          <table:table-cell office:value-type="float" office:value="0.75" calcext:value-type="float">
            <text:p>0,75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pan text:style-name="T1">Clase</text:span><text:span text:style-name="T2"> Main:</text:span><text:span text:style-name="T5"> </text:span><text:span text:style-name="T3">modifica el código del método </text:span><text:span text:style-name="T4">opcionesUsuario</text:span><text:span text:style-name="T3"> para que incluya una nueva operación de búsqueda por autor, que se ejecutará con el método </text:span><text:span text:style-name="T4">buscarAutor</text:span><text:span text:style-name="T3">.</text:span><text:span text:style-name="T4"> (0.25p)</text:span>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<text:span text:style-name="T11">Clase </text:span><text:span text:style-name="T12">Main</text:span><text:span text:style-name="T13">: completa el código entre las etiquetas </text:span><text:span text:style-name="T14">TODO</text:span><text:span text:style-name="T13"> del método </text:span><text:span text:style-name="T14">buscarAutor</text:span><text:span text:style-name="T13">. Este método debe hacer uso del método de servicio </text:span><text:span text:style-name="T14">obtenerPorAutor</text:span><text:span text:style-name="T13"> para recuperar una lista de libros cuyo autor tenga coincidencias con lo introducido por teclado, o una lista vacía si no hay coincidencias. Seguidamente se imprimirá en pantalla (</text:span><text:span text:style-name="T14">System.out</text:span><text:span text:style-name="T13">) los libros o se notificará si la lista está vacía.</text:span><text:span text:style-name="T14"> (1.5p)</text:span>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style-name="Default"/>
          <table:table-cell table:formula="of:=SUM([.C2:.C12])" office:value-type="float" office:value="10.25" calcext:value-type="float">
            <text:p>10,25</text:p>
          </table:table-cell>
          <table:table-cell table:formula="of:=SUM([.D2:.D14])" office:value-type="float" office:value="7.05" calcext:value-type="float">
            <text:p>7,05</text:p>
          </table:table-cell>
          <table:table-cell table:formula="of:=SUM([.E2:.E12])" office:value-type="float" office:value="1.25" calcext:value-type="float">
            <text:p>1,25</text:p>
          </table:table-cell>
        </table:table-row>
        <table:table-row table:style-name="ro2">
          <table:table-cell office:value-type="string" calcext:value-type="string">
            <text:p>Apartado 4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13:30:59.0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6:44:07.598000000</meta:creation-date>
    <dc:date>2024-12-05T16:38:20.795000000</dc:date>
    <meta:editing-duration>PT10H21M31S</meta:editing-duration>
    <meta:editing-cycles>2</meta:editing-cycles>
    <meta:generator>LibreOffice/7.5.5.2$Windows_X86_64 LibreOffice_project/ca8fe7424262805f223b9a2334bc7181abbcbf5e</meta:generator>
    <meta:document-statistic meta:table-count="1" meta:cell-count="65" meta:object-count="0"/>
  </office:meta>
</office:document-meta>
</file>